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ENTHJX+CMR10" svg:font-family="ENTHJX+CMR10"/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P2" style:family="paragraph" style:parent-style-name="Standard">
      <style:paragraph-properties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T1" style:family="text">
      <style:text-properties style:font-name="ENTHJX+CMR10" fo:font-size="10pt" style:font-name-asian="ENTHJX+CMR10" style:font-size-asian="10pt" style:font-name-complex="ENTHJX+CMR10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Test git</text:p>
      <text:p text:style-name="Preformatted_20_Text">Test git1</text:p>
      <text:p text:style-name="Preformatted_20_Text">1) Introduction:</text:p>
      <text:p text:style-name="Preformatted_20_Text">Basic Concepts</text:p>
      <text:p text:style-name="Preformatted_20_Text">Stellar Evolution -HR diagram (Boyajian 2013 (Bee's Knees! See print out pile 3))</text:p>
      <text:p text:style-name="Preformatted_20_Text">Stellar structure – Internal &amp; Atmospheric</text:p>
      <text:p text:style-name="Preformatted_20_Text"><text:tab/>- here give a table of scale height, pressure/density scale height for the Sun, Arctutus, Aldaberan, Betelgeuse</text:p>
      <text:p text:style-name="Preformatted_20_Text">Betelgeuse – very large scale height =&gt; <text:span text:style-name="T1"><text:s/>resulting in the</text:span></text:p>
      <text:p text:style-name="P1">presence of no more than a few giant and stable convection cells at photospheric</text:p>
      <text:p text:style-name="P2">level (Schwarzschild 1975, Chiavassa et al. 2010)</text:p>
      <text:p text:style-name="Preformatted_20_Text"/>
      <text:p text:style-name="Preformatted_20_Text">Stellar Chromospheres</text:p>
      <text:p text:style-name="Preformatted_20_Text">Stellar Winds</text:p>
      <text:p text:style-name="Preformatted_20_Text">Radio emission from these (flux excess above RJ e.g. Lamers and Cassinelli)</text:p>
      <text:p text:style-name="Preformatted_20_Text"/>
      <text:p text:style-name="Preformatted_20_Text">2) Stellar Radio Interferometry and Radio Emission Mechanisms</text:p>
      <text:p text:style-name="Preformatted_20_Text">single dish vs interferometry (Perley &amp; butler 2013)</text:p>
      <text:p text:style-name="Preformatted_20_Text">Measurement Equation</text:p>
      <text:p text:style-name="Preformatted_20_Text">Radio emission mechanisms with emphasis on molecular and free-free</text:p>
      <text:p text:style-name="Preformatted_20_Text">Derivation for radio power law for stellar wind with constant and non-constant temperature</text:p>
      <text:p text:style-name="Preformatted_20_Text"/>
      <text:p text:style-name="Preformatted_20_Text">3) Instrumentation</text:p>
      <text:p text:style-name="Preformatted_20_Text">a) Radio Antenna Basics (single vs inter e.g. Perley and Butler 2013)</text:p>
      <text:p text:style-name="Preformatted_20_Text">b) CARMA (configurations)</text:p>
      <text:p text:style-name="Preformatted_20_Text">c) JVLA (configurations)</text:p>
      <text:p text:style-name="Preformatted_20_Text"/>
      <text:p text:style-name="Preformatted_20_Text">4) Observations</text:p>
      <text:p text:style-name="Preformatted_20_Text">a) Observational Preparation</text:p>
      <text:p text:style-name="Preformatted_20_Text">b) Observations</text:p>
      <text:p text:style-name="Preformatted_20_Text"/>
      <text:p text:style-name="Preformatted_20_Text">5) From Visibilities to Images</text:p>
      <text:p text:style-name="Preformatted_20_Text">a) CARMA</text:p>
      <text:p text:style-name="Preformatted_20_Text">b) JVLA</text:p>
      <text:p text:style-name="Preformatted_20_Text"/>
      <text:p text:style-name="Preformatted_20_Text">6) Insights into the S1 and S2 flows of Betelgeuse</text:p>
      <text:p text:style-name="Preformatted_20_Text"/>
      <text:p text:style-name="Preformatted_20_Text">7) First Multi-frequency radio studies of Red Giants</text:p>
      <text:p text:style-name="Preformatted_20_Text">a) Comparision to Previous Models</text:p>
      <text:p text:style-name="Preformatted_20_Text">b) Advection Code</text:p>
      <text:p text:style-name="Preformatted_20_Text">c) Heating and Cooling</text:p>
      <text:p text:style-name="Preformatted_20_Text"/>
      <text:p text:style-name="Preformatted_20_Text">8) Conclusions and Future Work</text:p>
      <text:p text:style-name="Preformatted_20_Text">a) Betelgeuse with ALMA (CO and continuum)</text:p>
      <text:p text:style-name="Preformatted_20_Text">b) Sample Study of radio emission from red giants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ENTHJX+CMR10" svg:font-family="ENTHJX+CMR10"/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3-28T22:06:24</dc:date>
    <dc:creator>eamon </dc:creator>
    <meta:generator>OpenOffice.org/3.2$Linux OpenOffice.org_project/320m12$Build-9483</meta:generator>
    <meta:editing-duration>PT00H11M23S</meta:editing-duration>
    <meta:editing-cycles>8</meta:editing-cycles>
    <meta:document-statistic meta:table-count="0" meta:image-count="0" meta:object-count="0" meta:page-count="1" meta:paragraph-count="36" meta:word-count="218" meta:character-count="1400"/>
  </office:meta>
</office:document-meta>
</file>